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 style:list-style-name="L1">
      <style:paragraph-properties fo:margin-top="0in" fo:margin-bottom="0in" loext:contextual-spacing="false"/>
    </style:style>
    <style:style style:name="P3" style:family="paragraph" style:parent-style-name="Text_20_body" style:list-style-name="L2">
      <style:paragraph-properties fo:margin-top="0in" fo:margin-bottom="0in" loext:contextual-spacing="false"/>
    </style:style>
    <style:style style:name="P4" style:family="paragraph" style:parent-style-name="Text_20_body" style:list-style-name="L3">
      <style:paragraph-properties fo:margin-top="0in" fo:margin-bottom="0in" loext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ourier New" style:font-name-asian="Courier New" style:font-name-complex="Courier New"/>
    </style:style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mpology API</text:h>
      <text:p text:style-name="First_20_paragraph">The Compology API allows you to query and create data about your containers.</text:p>
      <text:p text:style-name="Text_20_body">The API is based on REST principles, making it conform to industry-standard approaches, and making it easy to implement and test clients. You can use <text:span text:style-name="T1">curl</text:span> to test URLs and you can use any programming language to interact with the API.</text:p>
      <text:p text:style-name="Text_20_body">Use cases of this API include (but are not limited to):</text:p>
      <text:list xml:id="list7955289484108877594" text:style-name="L1">
        <text:list-item>
          <text:p text:style-name="P2">Getting a list of containers</text:p>
        </text:list-item>
        <text:list-item>
          <text:p text:style-name="P2">Getting a list of containers for a specific customer</text:p>
        </text:list-item>
        <text:list-item>
          <text:p text:style-name="P2">Getting a report of level history</text:p>
        </text:list-item>
      </text:list>
      <text:h text:style-name="Heading_20_2" text:outline-level="2">Overview</text:h>
      <text:p text:style-name="First_20_paragraph">Base URL: <text:span text:style-name="T2">https://api.compology.com/v2/</text:span></text:p>
      <text:h text:style-name="Heading_20_2" text:outline-level="2">API Reference</text:h>
      <text:h text:style-name="Heading_20_3" text:outline-level="3">REST Resource: Customers</text:h>
      <text:h text:style-name="Heading_20_4" text:outline-level="4">GET <text:span text:style-name="T2">/customers/&lt;compology customer id&gt;/containers</text:span></text:h>
      <text:p text:style-name="First_20_paragraph">Return a list of containers located at the specified customer's location(s), ordered by <text:span text:style-name="T2">?</text:span>. The list is paginated, with 100 records per page.</text:p>
      <text:h text:style-name="Heading_20_4" text:outline-level="4">Parameters</text:h>
      <text:list xml:id="list2516827865495041017" text:style-name="L2">
        <text:list-item>
          <text:p text:style-name="P3"><text:span text:style-name="T2">page</text:span> optional</text:p>
        </text:list-item>
      </text:list>
      <text:h text:style-name="Heading_20_4" text:outline-level="4">Request example</text:h>
      <text:p text:style-name="Preformatted_20_Text">export BASE=https://api.compology.com/v2</text:p>
      <text:p text:style-name="Preformatted_20_Text">export TOKEN=&lt;your auth token&gt;</text:p>
      <text:p text:style-name="Preformatted_20_Text">curl -H 'Accept: application/json' -H "Authorization: Bearer ${TOKEN}" ${BASE}/customers/ABC/containers</text:p>
      <text:h text:style-name="Heading_20_4" text:outline-level="4">Response example</text:h>
      <text:p text:style-name="Preformatted_20_Text">{</text:p>
      <text:p text:style-name="Preformatted_20_Text"><text:s text:c="2"/>"containers":[</text:p>
      <text:p text:style-name="Preformatted_20_Text"><text:s text:c="4"/>{</text:p>
      <text:p text:style-name="Preformatted_20_Text"><text:s text:c="6"/>"containerType":"roll off",</text:p>
      <text:p text:style-name="Preformatted_20_Text"><text:s text:c="6"/>"contentType":"refuse",</text:p>
      <text:p text:style-name="Preformatted_20_Text"><text:s text:c="6"/>"cubicYards":15,</text:p>
      <text:p text:style-name="Preformatted_20_Text"><text:s text:c="6"/>"description":"15-06",</text:p>
      <text:p text:style-name="Preformatted_20_Text"><text:soft-page-break/><text:s text:c="6"/>"externalId":"PMJ2P1NBDQGN",</text:p>
      <text:p text:style-name="Preformatted_20_Text"><text:s text:c="6"/>"hasAccuratePosition":true,</text:p>
      <text:p text:style-name="Preformatted_20_Text"><text:s text:c="6"/>"id":"WMTULSA_00057",</text:p>
      <text:p text:style-name="Preformatted_20_Text"><text:s text:c="6"/>"lastClassifiedCameraBlocked":false,</text:p>
      <text:p text:style-name="Preformatted_20_Text"><text:s text:c="6"/>"lastClassifiedLevel":100,</text:p>
      <text:p text:style-name="Preformatted_20_Text"><text:s text:c="6"/>"lastEmptiedAt":"2018-10-01T13:59:43.000Z",</text:p>
      <text:p text:style-name="Preformatted_20_Text"><text:s text:c="6"/>"lastGpsIsAccurate":true,</text:p>
      <text:p text:style-name="Preformatted_20_Text"><text:s text:c="6"/>"lastImageTimestamp":"2018-10-08T19:59:18.934Z",</text:p>
      <text:p text:style-name="Preformatted_20_Text"><text:s text:c="6"/>"lastImageUrl":"https://images.compology.com/1/raw_device_data/802b96d2-ee25-4488-983f-079380f59474",</text:p>
      <text:p text:style-name="Preformatted_20_Text"><text:s text:c="6"/>"lastServicedAt":"2018-10-01T18:15:46.615Z",</text:p>
      <text:p text:style-name="Preformatted_20_Text"><text:s text:c="6"/>"latitude":35.790916,</text:p>
      <text:p text:style-name="Preformatted_20_Text"><text:s text:c="6"/>"level":100,</text:p>
      <text:p text:style-name="Preformatted_20_Text"><text:s text:c="6"/>"location":{</text:p>
      <text:p text:style-name="Preformatted_20_Text"><text:s text:c="8"/>"city":null,</text:p>
      <text:p text:style-name="Preformatted_20_Text"><text:s text:c="8"/>"description":null,</text:p>
      <text:p text:style-name="Preformatted_20_Text"><text:s text:c="8"/>"id":null,</text:p>
      <text:p text:style-name="Preformatted_20_Text"><text:s text:c="8"/>"state":null,</text:p>
      <text:p text:style-name="Preformatted_20_Text"><text:s text:c="8"/>"street":null,</text:p>
      <text:p text:style-name="Preformatted_20_Text"><text:s text:c="8"/>"zip":null</text:p>
      <text:p text:style-name="Preformatted_20_Text"><text:s text:c="6"/>},</text:p>
      <text:p text:style-name="Preformatted_20_Text"><text:s text:c="6"/>"locationUpdatedAt":"2018-10-01T18:15:46.615Z",</text:p>
      <text:p text:style-name="Preformatted_20_Text"><text:s text:c="6"/>"longitude":-95.303047,</text:p>
      <text:p text:style-name="Preformatted_20_Text"><text:s text:c="6"/>"pendingClassification":false,</text:p>
      <text:p text:style-name="Preformatted_20_Text"><text:s text:c="6"/>"positionAccuracy":25,</text:p>
      <text:p text:style-name="Preformatted_20_Text"><text:s text:c="6"/>"updatedAt":"2018-10-08T20:02:20.665Z"</text:p>
      <text:p text:style-name="Preformatted_20_Text"><text:s text:c="4"/>},</text:p>
      <text:p text:style-name="Preformatted_20_Text"><text:s text:c="4"/>{</text:p>
      <text:p text:style-name="Preformatted_20_Text"><text:s text:c="6"/>"containerType":"roll off",</text:p>
      <text:p text:style-name="Preformatted_20_Text"><text:s text:c="6"/>"contentType":"refuse",</text:p>
      <text:p text:style-name="Preformatted_20_Text"><text:s text:c="6"/>"cubicYards":30,</text:p>
      <text:p text:style-name="Preformatted_20_Text"><text:s text:c="6"/>"description":"30-44",</text:p>
      <text:p text:style-name="Preformatted_20_Text"><text:s text:c="6"/>"externalId":"2ZP8S18YE32W",</text:p>
      <text:p text:style-name="Preformatted_20_Text"><text:s text:c="6"/>"hasAccuratePosition":true,</text:p>
      <text:p text:style-name="Preformatted_20_Text"><text:s text:c="6"/>"id":"WMTULSA_00084",</text:p>
      <text:p text:style-name="Preformatted_20_Text"><text:s text:c="6"/>"lastClassifiedCameraBlocked":false,</text:p>
      <text:p text:style-name="Preformatted_20_Text"><text:s text:c="6"/>"lastClassifiedLevel":100,</text:p>
      <text:p text:style-name="Preformatted_20_Text"><text:s text:c="6"/>"lastEmptiedAt":"2018-09-10T04:59:51.000Z",</text:p>
      <text:p text:style-name="Preformatted_20_Text"><text:s text:c="6"/>"lastGpsIsAccurate":true,</text:p>
      <text:p text:style-name="Preformatted_20_Text"><text:s text:c="6"/>"lastImageTimestamp":"2018-10-08T20:01:37.614Z",</text:p>
      <text:p text:style-name="Preformatted_20_Text"><text:s text:c="6"/>"lastImageUrl":"https://images.compology.com/1/raw_device_data/96463f86-e6b7-4b6b-beba-2f37e6d6a947",</text:p>
      <text:p text:style-name="Preformatted_20_Text"><text:s text:c="6"/>"lastServicedAt":"2018-09-11T20:01:17.973Z",</text:p>
      <text:p text:style-name="Preformatted_20_Text"><text:s text:c="6"/>"latitude":35.741016,</text:p>
      <text:p text:style-name="Preformatted_20_Text"><text:s text:c="6"/>"level":100,</text:p>
      <text:p text:style-name="Preformatted_20_Text"><text:s text:c="6"/>"location":{</text:p>
      <text:p text:style-name="Preformatted_20_Text"><text:s text:c="8"/>"city":"Detroit",</text:p>
      <text:p text:style-name="Preformatted_20_Text"><text:s text:c="8"/>"description":"Declan Apts",</text:p>
      <text:p text:style-name="Preformatted_20_Text"><text:s text:c="8"/>"id":"925a9957-1111-48bf-9b60-1b9baa785990",</text:p>
      <text:p text:style-name="Preformatted_20_Text"><text:s text:c="8"/>"state":"MI",</text:p>
      <text:p text:style-name="Preformatted_20_Text"><text:s text:c="8"/>"street":"18 Meadowbrook Dr",</text:p>
      <text:p text:style-name="Preformatted_20_Text"><text:s text:c="8"/>"zip":"24401"</text:p>
      <text:p text:style-name="Preformatted_20_Text"><text:s text:c="6"/>},</text:p>
      <text:p text:style-name="Preformatted_20_Text"><text:s text:c="6"/>"locationUpdatedAt":"2018-09-11T20:01:17.973Z",</text:p>
      <text:p text:style-name="Preformatted_20_Text"><text:soft-page-break/><text:s text:c="6"/>"longitude":-95.411087,</text:p>
      <text:p text:style-name="Preformatted_20_Text"><text:s text:c="6"/>"pendingClassification":false,</text:p>
      <text:p text:style-name="Preformatted_20_Text"><text:s text:c="6"/>"positionAccuracy":29,</text:p>
      <text:p text:style-name="Preformatted_20_Text"><text:s text:c="6"/>"updatedAt":"2018-10-08T20:03:21.252Z"</text:p>
      <text:p text:style-name="Preformatted_20_Text"><text:s text:c="4"/>},</text:p>
      <text:p text:style-name="Preformatted_20_Text"><text:s text:c="4"/>...</text:p>
      <text:p text:style-name="Preformatted_20_Text"><text:s text:c="2"/>],</text:p>
      <text:p text:style-name="Preformatted_20_Text"><text:s text:c="2"/>"totalMatches":318</text:p>
      <text:p text:style-name="Preformatted_20_Text">}</text:p>
      <text:h text:style-name="Heading_20_3" text:outline-level="3">REST Resource: Containers</text:h>
      <text:h text:style-name="Heading_20_4" text:outline-level="4">GET <text:span text:style-name="T2">/containers</text:span></text:h>
      <text:h text:style-name="Heading_20_4" text:outline-level="4">Parameters</text:h>
      <text:list xml:id="list3551165852600152339" text:style-name="L3">
        <text:list-item>
          <text:p text:style-name="P4"><text:span text:style-name="T2">page</text:span> optional</text:p>
        </text:list-item>
      </text:list>
      <text:h text:style-name="Heading_20_4" text:outline-level="4">Request example</text:h>
      <text:p text:style-name="Preformatted_20_Text">export BASE=https://api.compology.com/v2</text:p>
      <text:p text:style-name="Preformatted_20_Text">export TOKEN=&lt;your auth token&gt;</text:p>
      <text:p text:style-name="Preformatted_20_Text">curl -H 'Accept: application/json' -H "Authorization: Bearer ${TOKEN}" ${BASE}/containers</text:p>
      <text:h text:style-name="Heading_20_4" text:outline-level="4">Response example</text:h>
      <text:p text:style-name="Preformatted_20_Text">{</text:p>
      <text:p text:style-name="Preformatted_20_Text"><text:s text:c="2"/>"containers":[</text:p>
      <text:p text:style-name="Preformatted_20_Text"><text:s text:c="4"/>{</text:p>
      <text:p text:style-name="Preformatted_20_Text"><text:s text:c="6"/>"containerType":"roll off",</text:p>
      <text:p text:style-name="Preformatted_20_Text"><text:s text:c="6"/>"contentType":"refuse",</text:p>
      <text:p text:style-name="Preformatted_20_Text"><text:s text:c="6"/>"cubicYards":15,</text:p>
      <text:p text:style-name="Preformatted_20_Text"><text:s text:c="6"/>"description":"15-06",</text:p>
      <text:p text:style-name="Preformatted_20_Text"><text:s text:c="6"/>"externalId":"PMJ2P1NBDQGN",</text:p>
      <text:p text:style-name="Preformatted_20_Text"><text:s text:c="6"/>"hasAccuratePosition":true,</text:p>
      <text:p text:style-name="Preformatted_20_Text"><text:s text:c="6"/>"id":"WMTULSA_00057",</text:p>
      <text:p text:style-name="Preformatted_20_Text"><text:s text:c="6"/>"lastClassifiedCameraBlocked":false,</text:p>
      <text:p text:style-name="Preformatted_20_Text"><text:s text:c="6"/>"lastClassifiedLevel":100,</text:p>
      <text:p text:style-name="Preformatted_20_Text"><text:s text:c="6"/>"lastEmptiedAt":"2018-10-01T13:59:43.000Z",</text:p>
      <text:p text:style-name="Preformatted_20_Text"><text:s text:c="6"/>"lastGpsIsAccurate":true,</text:p>
      <text:p text:style-name="Preformatted_20_Text"><text:s text:c="6"/>"lastImageTimestamp":"2018-10-08T19:59:18.934Z",</text:p>
      <text:p text:style-name="Preformatted_20_Text"><text:s text:c="6"/>"lastImageUrl":"https://images.compology.com/1/raw_device_data/802b96d2-ee25-4488-983f-079380f59474",</text:p>
      <text:p text:style-name="Preformatted_20_Text"><text:s text:c="6"/>"lastServicedAt":"2018-10-01T18:15:46.615Z",</text:p>
      <text:p text:style-name="Preformatted_20_Text"><text:s text:c="6"/>"latitude":35.790916,</text:p>
      <text:p text:style-name="Preformatted_20_Text"><text:s text:c="6"/>"level":100,</text:p>
      <text:p text:style-name="Preformatted_20_Text"><text:s text:c="6"/>"location":{</text:p>
      <text:p text:style-name="Preformatted_20_Text"><text:s text:c="8"/>"city":null,</text:p>
      <text:p text:style-name="Preformatted_20_Text"><text:s text:c="8"/>"description":null,</text:p>
      <text:p text:style-name="Preformatted_20_Text"><text:s text:c="8"/>"id":null,</text:p>
      <text:p text:style-name="Preformatted_20_Text"><text:s text:c="8"/>"state":null,</text:p>
      <text:p text:style-name="Preformatted_20_Text"><text:soft-page-break/><text:s text:c="8"/>"street":null,</text:p>
      <text:p text:style-name="Preformatted_20_Text"><text:s text:c="8"/>"zip":null</text:p>
      <text:p text:style-name="Preformatted_20_Text"><text:s text:c="6"/>},</text:p>
      <text:p text:style-name="Preformatted_20_Text"><text:s text:c="6"/>"locationUpdatedAt":"2018-10-01T18:15:46.615Z",</text:p>
      <text:p text:style-name="Preformatted_20_Text"><text:s text:c="6"/>"longitude":-95.303047,</text:p>
      <text:p text:style-name="Preformatted_20_Text"><text:s text:c="6"/>"pendingClassification":false,</text:p>
      <text:p text:style-name="Preformatted_20_Text"><text:s text:c="6"/>"positionAccuracy":25,</text:p>
      <text:p text:style-name="Preformatted_20_Text"><text:s text:c="6"/>"updatedAt":"2018-10-08T20:02:20.665Z"</text:p>
      <text:p text:style-name="Preformatted_20_Text"><text:s text:c="4"/>},</text:p>
      <text:p text:style-name="Preformatted_20_Text"><text:s text:c="4"/>{</text:p>
      <text:p text:style-name="Preformatted_20_Text"><text:s text:c="6"/>"containerType":"roll off",</text:p>
      <text:p text:style-name="Preformatted_20_Text"><text:s text:c="6"/>"contentType":"refuse",</text:p>
      <text:p text:style-name="Preformatted_20_Text"><text:s text:c="6"/>"cubicYards":30,</text:p>
      <text:p text:style-name="Preformatted_20_Text"><text:s text:c="6"/>"description":"30-44",</text:p>
      <text:p text:style-name="Preformatted_20_Text"><text:s text:c="6"/>"externalId":"2ZP8S18YE32W",</text:p>
      <text:p text:style-name="Preformatted_20_Text"><text:s text:c="6"/>"hasAccuratePosition":true,</text:p>
      <text:p text:style-name="Preformatted_20_Text"><text:s text:c="6"/>"id":"WMTULSA_00084",</text:p>
      <text:p text:style-name="Preformatted_20_Text"><text:s text:c="6"/>"lastClassifiedCameraBlocked":false,</text:p>
      <text:p text:style-name="Preformatted_20_Text"><text:s text:c="6"/>"lastClassifiedLevel":100,</text:p>
      <text:p text:style-name="Preformatted_20_Text"><text:s text:c="6"/>"lastEmptiedAt":"2018-09-10T04:59:51.000Z",</text:p>
      <text:p text:style-name="Preformatted_20_Text"><text:s text:c="6"/>"lastGpsIsAccurate":true,</text:p>
      <text:p text:style-name="Preformatted_20_Text"><text:s text:c="6"/>"lastImageTimestamp":"2018-10-08T20:01:37.614Z",</text:p>
      <text:p text:style-name="Preformatted_20_Text"><text:s text:c="6"/>"lastImageUrl":"https://images.compology.com/1/raw_device_data/96463f86-e6b7-4b6b-beba-2f37e6d6a947",</text:p>
      <text:p text:style-name="Preformatted_20_Text"><text:s text:c="6"/>"lastServicedAt":"2018-09-11T20:01:17.973Z",</text:p>
      <text:p text:style-name="Preformatted_20_Text"><text:s text:c="6"/>"latitude":35.741016,</text:p>
      <text:p text:style-name="Preformatted_20_Text"><text:s text:c="6"/>"level":100,</text:p>
      <text:p text:style-name="Preformatted_20_Text"><text:s text:c="6"/>"location":{</text:p>
      <text:p text:style-name="Preformatted_20_Text"><text:s text:c="8"/>"city":"Detroit",</text:p>
      <text:p text:style-name="Preformatted_20_Text"><text:s text:c="8"/>"description":"Declan Apts",</text:p>
      <text:p text:style-name="Preformatted_20_Text"><text:s text:c="8"/>"id":"925a9957-1111-48bf-9b60-1b9baa785990",</text:p>
      <text:p text:style-name="Preformatted_20_Text"><text:s text:c="8"/>"state":"MI",</text:p>
      <text:p text:style-name="Preformatted_20_Text"><text:s text:c="8"/>"street":"18 Meadowbrook Dr",</text:p>
      <text:p text:style-name="Preformatted_20_Text"><text:s text:c="8"/>"zip":"24401"</text:p>
      <text:p text:style-name="Preformatted_20_Text"><text:s text:c="6"/>},</text:p>
      <text:p text:style-name="Preformatted_20_Text"><text:s text:c="6"/>"locationUpdatedAt":"2018-09-11T20:01:17.973Z",</text:p>
      <text:p text:style-name="Preformatted_20_Text"><text:s text:c="6"/>"longitude":-95.411087,</text:p>
      <text:p text:style-name="Preformatted_20_Text"><text:s text:c="6"/>"pendingClassification":false,</text:p>
      <text:p text:style-name="Preformatted_20_Text"><text:s text:c="6"/>"positionAccuracy":29,</text:p>
      <text:p text:style-name="Preformatted_20_Text"><text:s text:c="6"/>"updatedAt":"2018-10-08T20:03:21.252Z"</text:p>
      <text:p text:style-name="Preformatted_20_Text"><text:s text:c="4"/>},</text:p>
      <text:p text:style-name="Preformatted_20_Text"><text:s text:c="4"/>...</text:p>
      <text:p text:style-name="Preformatted_20_Text"><text:s text:c="2"/>],</text:p>
      <text:p text:style-name="Preformatted_20_Text"><text:s text:c="2"/>"totalMatches":318</text:p>
      <text:p text:style-name="Preformatted_20_Text">}</text:p>
      <text:h text:style-name="Heading_20_3" text:outline-level="3"><text:soft-page-break/>REST Resource: Level History</text:h>
      <text:h text:style-name="Heading_20_4" text:outline-level="4">GET /level_history</text:h>
      <text:h text:style-name="Heading_20_4" text:outline-level="4">Parameters</text:h>
      <text:p text:style-name="First_20_paragraph">None.</text:p>
      <text:h text:style-name="Heading_20_4" text:outline-level="4">Request example</text:h>
      <text:p text:style-name="Preformatted_20_Text">export BASE=https://api.compology.com/v2</text:p>
      <text:p text:style-name="Preformatted_20_Text">export TOKEN=&lt;your auth token&gt;</text:p>
      <text:p text:style-name="Preformatted_20_Text">curl -H 'Accept: application/json' -H "Authorization: Bearer ${TOKEN}" ${BASE}/level_history</text:p>
      <text:h text:style-name="Heading_20_4" text:outline-level="4">Response example</text:h>
      <text:p text:style-name="First_20_paragraph">CSV file</text:p>
      <text:h text:style-name="Heading_20_2" text:outline-level="2">Authentication</text:h>
      <text:p text:style-name="First_20_paragraph">API access will be supported only via HTTPS.</text:p>
      <text:p text:style-name="Text_20_body">Users of this API will receive a JWT token. When a client makes a request to the API, this token shall be included in the <text:span text:style-name="T2">Authorization</text:span> header.</text:p>
      <text:p text:style-name="Text_20_body">The header shall be formatted thusly: <text:span text:style-name="T2">Bearer &lt;your token&gt;</text:span>.</text:p>
      <text:h text:style-name="Heading_20_2" text:outline-level="2">Rate limiting</text:h>
      <text:p text:style-name="First_20_paragraph">Excessive requests to this API will be denied via rate limiting.</text:p>
      <text:h text:style-name="Heading_20_2" text:outline-level="2">Error handling</text:h>
      <text:h text:style-name="Heading_20_3" text:outline-level="3">200s</text:h>
      <text:p text:style-name="First_20_paragraph">Successes will be HTTP responses with status codes between 200-299.</text:p>
      <text:h text:style-name="Heading_20_3" text:outline-level="3">400s</text:h>
      <text:p text:style-name="First_20_paragraph">Client errors will be indicated by HTTP responses with status codes between 400-499.</text:p>
      <text:p text:style-name="Text_20_body">This level of error will be accompanied by an HTTP body containing JSON data with descriptive information about the error.</text:p>
      <text:h text:style-name="Heading_20_3" text:outline-level="3"><text:soft-page-break/>500s</text:h>
      <text:p text:style-name="First_20_paragraph">Server-side or network errors will be indicated by HTTP responses with status codes between 500-599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799in" fo:margin-bottom="0.0799in" loext:contextual-spacing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solid" draw:fill-color="#ffffcc" draw:fill-image-width="0in" draw:fill-image-height="0in"/>
      <style:paragraph-properties fo:background-color="#ffffcc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ffffcc" draw:fill-image-width="0in" draw:fill-image-height="0in"/>
      <style:paragraph-properties fo:margin-left="0.1402in" fo:margin-right="0in" fo:text-indent="0in" style:auto-text-indent="false" fo:background-color="transparent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e6e6ff" draw:fill-image-width="0in" draw:fill-image-height="0in"/>
      <style:paragraph-properties fo:margin-top="0in" fo:margin-bottom="0in" loext:contextual-spacing="false" fo:line-height="100%" style:page-number="auto" fo:background-color="#e6e6ff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date>2018-10-09T10:15:53.303473036</dc:date>
    <meta:editing-duration>PT5M15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6" meta:paragraph-count="190" meta:word-count="474" meta:character-count="6354" meta:non-whitespace-character-count="5278"/>
  </office:meta>
</office:document-meta>
</file>